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09cm" style:rel-column-width="8057*"/>
    </style:style>
    <style:style style:name="Tableau2.B" style:family="table-column">
      <style:table-column-properties style:column-width="0.706cm" style:rel-column-width="2719*"/>
    </style:style>
    <style:style style:name="Tableau2.C" style:family="table-column">
      <style:table-column-properties style:column-width="3.914cm" style:rel-column-width="15088*"/>
    </style:style>
    <style:style style:name="Tableau2.D" style:family="table-column">
      <style:table-column-properties style:column-width="0.347cm" style:rel-column-width="1339*"/>
    </style:style>
    <style:style style:name="Tableau2.E" style:family="table-column">
      <style:table-column-properties style:column-width="2.485cm" style:rel-column-width="9580*"/>
    </style:style>
    <style:style style:name="Tableau2.F" style:family="table-column">
      <style:table-column-properties style:column-width="4.967cm" style:rel-column-width="19147*"/>
    </style:style>
    <style:style style:name="Tableau2.G" style:family="table-column">
      <style:table-column-properties style:column-width="2.492cm" style:rel-column-width="960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" fo:font-size="10pt" fo:language="fr" fo:country="FR" officeooo:paragraph-rsid="0013b54b" style:font-size-asian="10pt" style:font-size-complex="10pt"/>
    </style:style>
    <style:style style:name="P4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5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style="italic" fo:font-weight="bold" officeooo:rsid="001a828c" officeooo:paragraph-rsid="001a828c" style:font-size-asian="10pt" style:font-size-complex="10pt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56d16" officeooo:paragraph-rsid="00156d16" style:font-size-asian="10pt" style:font-size-complex="10pt"/>
    </style:style>
    <style:style style:name="P11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officeooo:rsid="00156d16" officeooo:paragraph-rsid="00156d16" style:font-size-asian="10pt" style:font-size-complex="10pt"/>
    </style:style>
    <style:style style:name="P12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f5379" officeooo:paragraph-rsid="001f5379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324006" officeooo:paragraph-rsid="00324006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211408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3cfb7e" officeooo:paragraph-rsid="003cfb7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Verdana" fo:font-size="10pt" fo:language="fr" fo:country="FR" fo:font-weight="normal" officeooo:rsid="002a84c5" officeooo:paragraph-rsid="002a84c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21140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2206b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30d1d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32400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ccc5c" officeooo:paragraph-rsid="002ccc5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f6660" officeooo:paragraph-rsid="002f666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f6660" officeooo:paragraph-rsid="0030d1d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f6660" officeooo:paragraph-rsid="00324006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30d1d0" officeooo:paragraph-rsid="0030d1d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30d1d0" officeooo:paragraph-rsid="0032400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3b59f9" officeooo:paragraph-rsid="003b59f9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3cfb7e" officeooo:paragraph-rsid="003cfb7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31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normal" officeooo:rsid="001a828c" officeooo:paragraph-rsid="001a828c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56d16" officeooo:paragraph-rsid="00156d16" style:font-size-asian="10pt" style:font-size-complex="10pt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8d66f" officeooo:paragraph-rsid="0018d66f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f5379" officeooo:paragraph-rsid="001f5379" style:font-size-asian="10pt" style:font-size-complex="10pt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2a83e4" officeooo:paragraph-rsid="002a83e4" style:font-size-asian="10pt" style:font-size-complex="10pt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339474" officeooo:paragraph-rsid="00339474" style:font-size-asian="10pt" style:font-size-complex="10pt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39bf95" officeooo:paragraph-rsid="0039bf95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39" style:family="paragraph" style:parent-style-name="Text_20_body" style:master-page-name="">
      <style:paragraph-properties style:page-number="auto" fo:break-before="page"/>
    </style:style>
    <style:style style:name="P40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-0.6cm" style:auto-text-indent="false" fo:background-color="transparent"/>
      <style:text-properties style:font-name="Verdana" fo:font-size="10pt" fo:language="fr" fo:country="FR" fo:font-weight="normal" officeooo:rsid="001af472" officeooo:paragraph-rsid="001af472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-0.6cm" style:auto-text-indent="false" fo:background-color="transparent"/>
      <style:text-properties style:font-name="Verdana" fo:font-size="10pt" fo:language="fr" fo:country="FR" fo:font-weight="normal" officeooo:rsid="0025b19e" officeooo:paragraph-rsid="00171620" style:font-size-asian="10pt" style:font-weight-asian="normal" style:font-size-complex="10pt" style:font-weight-complex="normal"/>
    </style:style>
    <style:style style:name="P42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-0.6cm" style:auto-text-indent="false" fo:background-color="transparent"/>
      <style:text-properties style:font-name="Verdana" fo:font-size="10pt" fo:language="fr" fo:country="FR" fo:font-weight="normal" officeooo:rsid="002e8d03" officeooo:paragraph-rsid="002e8d03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3cfb7e" officeooo:paragraph-rsid="003cfb7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4e29ec"/>
    </style:style>
    <style:style style:name="T4" style:family="text">
      <style:text-properties officeooo:rsid="001f5379"/>
    </style:style>
    <style:style style:name="T5" style:family="text">
      <style:text-properties officeooo:rsid="002206ba"/>
    </style:style>
    <style:style style:name="T6" style:family="text">
      <style:text-properties officeooo:rsid="002921f6"/>
    </style:style>
    <style:style style:name="T7" style:family="text">
      <style:text-properties officeooo:rsid="0030d1d0"/>
    </style:style>
    <style:style style:name="T8" style:family="text">
      <style:text-properties officeooo:rsid="00324006"/>
    </style:style>
    <style:style style:name="T9" style:family="text">
      <style:text-properties officeooo:rsid="00345a25"/>
    </style:style>
    <style:style style:name="T10" style:family="text">
      <style:text-properties officeooo:rsid="0036892d"/>
    </style:style>
    <style:style style:name="T11" style:family="text">
      <style:text-properties officeooo:rsid="003869e0"/>
    </style:style>
    <style:style style:name="T12" style:family="text">
      <style:text-properties officeooo:rsid="003b59f9"/>
    </style:style>
    <style:style style:name="T13" style:family="text">
      <style:text-properties officeooo:rsid="004082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,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4">Fich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Nature : </text:p>
          </table:table-cell>
          <table:covered-table-cell/>
          <table:table-cell table:style-name="Tableau2.A2" table:number-columns-spanned="2" office:value-type="string">
            <text:p text:style-name="P10">Fonctionnel</text:p>
          </table:table-cell>
          <table:covered-table-cell/>
          <table:table-cell table:style-name="Tableau2.A2" table:number-columns-spanned="2" office:value-type="string">
            <text:p text:style-name="P7">Référence : </text:p>
          </table:table-cell>
          <table:covered-table-cell/>
          <table:table-cell table:style-name="Tableau2.G2" office:value-type="string">
            <text:p text:style-name="P12">F<text:span text:style-name="T10">1.1</text:span></text:p>
          </table:table-cell>
        </table:table-row>
        <table:table-row>
          <table:table-cell table:style-name="Tableau2.A2" table:number-columns-spanned="2" office:value-type="string">
            <text:p text:style-name="P7">Module : </text:p>
          </table:table-cell>
          <table:covered-table-cell/>
          <table:table-cell table:style-name="Tableau2.G2" table:number-columns-spanned="5" office:value-type="string">
            <text:p text:style-name="P9">Classe <text:span text:style-name="T9">Zon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Objectif :</text:p>
          </table:table-cell>
          <table:covered-table-cell/>
          <table:table-cell table:style-name="Tableau2.G2" table:number-columns-spanned="5" office:value-type="string">
            <text:p text:style-name="P11">Gérer l’ouverture et la fermeture des van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6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38"><text:span text:style-name="T3">État</text:span><text:span text:style-name="T2"> initial du module</text:span> 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38"><text:span text:style-name="T2">Environnement du test</text:span>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">Ordinateur</text:p>
            <text:p text:style-name="P3"><text:span text:style-name="T2">Programme</text:span> </text:p>
          </table:table-cell>
          <table:covered-table-cell/>
          <table:table-cell table:style-name="Tableau2.A2" table:number-columns-spanned="3" office:value-type="string">
            <text:p text:style-name="P32">Sous Linux</text:p>
            <text:p text:style-name="P32"/>
            <text:p text:style-name="P36">/GestionSerre<text:span text:style-name="T11">GestionModeAuto_Prog</text:span></text:p>
          </table:table-cell>
          <table:covered-table-cell/>
          <table:covered-table-cell/>
          <table:table-cell table:style-name="Tableau2.G2" table:number-columns-spanned="2" office:value-type="string">
            <text:p text:style-name="P33">Ordinateur avec <text:span text:style-name="T4">A</text:span>rduino</text:p>
            <text:p text:style-name="P34">L298N présent</text:p>
            <text:p text:style-name="P34">Antelco ezyvalve 4</text:p>
            <text:p text:style-name="P34">ESP32</text:p>
            <text:p text:style-name="P37">YL-69 présent</text:p>
            <text:p text:style-name="P37">Module RTC présent</text:p>
            <text:p text:style-name="P37">Lecteur SD présent</text:p>
            <text:p text:style-name="P35">Smartphone avec terminal Bluetooth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list xml:id="list2207535460" text:style-name="L1">
              <text:list-header>
                <text:p text:style-name="P40">L’ESP32 est branché</text:p>
                <text:p text:style-name="P40">Le système est bien <text:span text:style-name="T4">câblé</text:span></text:p>
                <text:p text:style-name="P41">Le programme est <text:span text:style-name="T6">téléversé sur la carte</text:span></text:p>
                <text:p text:style-name="P42">Lancer le terminal Arduino</text:p>
              </text:list-header>
            </text:list>
            <text:p text:style-name="P17">Le terminal Bluetooth est installé</text:p>
            <text:p text:style-name="P17">Smartphone connecté en Bluetooth sur l’ESP3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30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31">Il est possible <text:span text:style-name="T13">de gérer les vannes en fonction du mode choi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Repère</text:p>
          </table:table-cell>
          <table:table-cell table:style-name="Tableau2.A2" table:number-columns-spanned="2" office:value-type="string">
            <text:p text:style-name="P8">Opérations</text:p>
          </table:table-cell>
          <table:covered-table-cell/>
          <table:table-cell table:style-name="Tableau2.G2" table:number-columns-spanned="4" office:value-type="string">
            <text:p text:style-name="P8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3">1</text:p>
          </table:table-cell>
          <table:table-cell table:style-name="Tableau2.A13" table:number-columns-spanned="2" office:value-type="string">
            <text:p text:style-name="P15">Lancer <text:span text:style-name="T12">l’application et se connecter sur l’ESP32</text:span></text:p>
          </table:table-cell>
          <table:covered-table-cell/>
          <table:table-cell table:style-name="Tableau2.D13" table:number-columns-spanned="4" office:value-type="string">
            <text:p text:style-name="P22">Le terminal Bluetooth est bien connecté à l’ESP32</text:p>
            <text:p text:style-name="P22">Un message affiche «Vous êtes connectés à la Serre»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3">2</text:p>
          </table:table-cell>
          <table:table-cell table:style-name="Tableau2.A13" table:number-columns-spanned="2" office:value-type="string">
            <text:p text:style-name="P16">Choisir le mode Manuel sur la zone 1 et ouvrir la vanne</text:p>
          </table:table-cell>
          <table:covered-table-cell/>
          <table:table-cell table:style-name="Tableau2.D13" table:number-columns-spanned="4" office:value-type="string">
            <text:p text:style-name="P23">l’ESP32 reçoit la chaîne ‘z1mo’ </text:p>
            <text:p text:style-name="P23">Le terminal Arduino nous indique que l’on passe en mode manuel pour la zone 1</text:p>
            <text:p text:style-name="P27">et que la vanne 1 s’<text:span text:style-name="T8">ouvre</text:span></text:p>
            <text:p text:style-name="P19">Une impulsion de 250ms est envoyée <text:span text:style-name="T5">sur la vanne 1 </text:span>,</text:p>
            <text:p text:style-name="P18">Un clac nous confirme qu’elle est ouverte,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3">3</text:p>
          </table:table-cell>
          <table:table-cell table:style-name="Tableau2.A13" table:number-columns-spanned="2" office:value-type="string">
            <text:p text:style-name="P16">Choisir le mode Manuel sur la zone 1 et ferme la vanne </text:p>
          </table:table-cell>
          <table:covered-table-cell/>
          <table:table-cell table:style-name="Tableau2.D13" table:number-columns-spanned="4" office:value-type="string">
            <text:p text:style-name="P24">l’ESP32 reçoit la chaîne ‘z1m<text:span text:style-name="T7">f</text:span>’ </text:p>
            <text:p text:style-name="P24">Le terminal Arduino nous indique que l’on passe en mode manuel pour la zone 1</text:p>
            <text:p text:style-name="P26">et que la vanne 1 se ferme</text:p>
            <text:p text:style-name="P20">Une impulsion de 250ms est envoyée <text:span text:style-name="T5">sur la vanne 1 </text:span>,</text:p>
            <text:p text:style-name="P20">Un clac nous confirme qu’elle <text:span text:style-name="T7">est fermée</text:span>,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3"/>
            <text:p text:style-name="P13">4</text:p>
          </table:table-cell>
          <table:table-cell table:style-name="Tableau2.A13" table:number-columns-spanned="2" office:value-type="string">
            <text:p text:style-name="P16">Choisir le mode Programmé sur la zone 1</text:p>
          </table:table-cell>
          <table:covered-table-cell/>
          <table:table-cell table:style-name="Tableau2.D13" table:number-columns-spanned="4" office:value-type="string">
            <text:p text:style-name="P24">l’ESP32 reçoit la chaîne ‘z1<text:span text:style-name="T7">p</text:span>’</text:p>
            <text:p text:style-name="P24">Le terminal Arduino nous indique que l’on passe en mode <text:span text:style-name="T7">programmé</text:span> pour la zone 1</text:p>
            <text:p text:style-name="P28">On récupère les données sur la carte SD</text:p>
            <text:p text:style-name="P28">La vanne 1 s’ouvre si l’heure de départ est dépassée puis reste ouverte pendant une certaine durée et se renouvelle en fonction de la période déterminée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3">5</text:p>
          </table:table-cell>
          <table:table-cell table:style-name="Tableau2.A13" table:number-columns-spanned="2" office:value-type="string">
            <text:p text:style-name="P16">Choisir le mode <text:soft-page-break/>Automatique sur la zone 1 et ouvrir la vanne</text:p>
          </table:table-cell>
          <table:covered-table-cell/>
          <table:table-cell table:style-name="Tableau2.D13" table:number-columns-spanned="4" office:value-type="string">
            <text:p text:style-name="P24">l’ESP32 reçoit la chaîne ‘z1<text:span text:style-name="T7">a</text:span>’</text:p>
            <text:p text:style-name="P24"><text:soft-page-break/>Le terminal Arduino nous indique que l’on passe en mode <text:span text:style-name="T7">automatique</text:span> pour la zone 1</text:p>
            <text:p text:style-name="P29">On récupère les seuils min et max sur la carte SD</text:p>
            <text:p text:style-name="P29">La vanne s’ouvre si le seuil d’humidité est inférieur au seuil minimum</text:p>
            <text:p text:style-name="P29">La vanne se ferme si le seuil d’humidité est supérieur au seuil maximum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">6</text:p>
          </table:table-cell>
          <table:table-cell table:style-name="Tableau2.A13" table:number-columns-spanned="2" office:value-type="string">
            <text:p text:style-name="P16">Choisir le mode Manuel sur la zone 2 et ouvrir la vanne </text:p>
          </table:table-cell>
          <table:covered-table-cell/>
          <table:table-cell table:style-name="Tableau2.D13" table:number-columns-spanned="4" office:value-type="string">
            <text:p text:style-name="P25">l’ESP32 reçoit la chaîne ‘z<text:span text:style-name="T8">2</text:span>mo’ </text:p>
            <text:p text:style-name="P25">Le terminal Arduino nous indique que l’on passe en mode manuel pour la zone <text:span text:style-name="T8">2</text:span></text:p>
            <text:p text:style-name="P27">La vanne <text:span text:style-name="T8">2</text:span> s’ouvre</text:p>
            <text:p text:style-name="P21">Une impulsion de 250ms est envoyée <text:span text:style-name="T5">sur la vanne 2 </text:span>,</text:p>
            <text:p text:style-name="P21">Un clac nous confirme qu’elle est ouverte,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">7</text:p>
          </table:table-cell>
          <table:table-cell table:style-name="Tableau2.A13" table:number-columns-spanned="2" office:value-type="string">
            <text:p text:style-name="P16">Choisir le mode Manuel sur la zone 2 et fermer la vanne</text:p>
          </table:table-cell>
          <table:covered-table-cell/>
          <table:table-cell table:style-name="Tableau2.D13" table:number-columns-spanned="4" office:value-type="string">
            <text:p text:style-name="P25">l’ESP32 reçoit la chaîne ‘z<text:span text:style-name="T8">2</text:span>m<text:span text:style-name="T8">f</text:span>’ </text:p>
            <text:p text:style-name="P25">Le terminal Arduino nous indique que l’on passe en mode manuel pour la zone <text:span text:style-name="T8">2</text:span></text:p>
            <text:p text:style-name="P27">La vanne <text:span text:style-name="T8">2</text:span> <text:span text:style-name="T8">se ferme</text:span></text:p>
            <text:p text:style-name="P21">Une impulsion de 250ms est envoyée <text:span text:style-name="T5">sur la vanne 2 </text:span>,</text:p>
            <text:p text:style-name="P21">Un clac nous confirme qu’elle est <text:span text:style-name="T8">fermée</text:span>,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9-06-07T13:03:59.355670809</dc:date>
    <meta:editing-duration>PT6H42M19S</meta:editing-duration>
    <meta:editing-cycles>36</meta:editing-cycles>
    <meta:generator>LibreOffice/6.1.5.2$Linux_X86_64 LibreOffice_project/10$Build-2</meta:generator>
    <meta:print-date>2019-06-07T13:02:06.650067310</meta:print-date>
    <meta:document-statistic meta:table-count="1" meta:image-count="0" meta:object-count="0" meta:page-count="2" meta:paragraph-count="82" meta:word-count="497" meta:character-count="2688" meta:non-whitespace-character-count="2264"/>
  </office:meta>
</office:document-meta>
</file>